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3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5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gr26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7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8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29" style:family="graphic" style:parent-style-name="standard">
      <style:graphic-properties draw:fill="solid" draw:fill-color="#2a6099" draw:opacity="50%" draw:opacity-name="" draw:textarea-horizontal-align="justify" draw:textarea-vertical-align="middle" draw:auto-grow-height="false" fo:min-height="0.75cm" fo:min-width="1cm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7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8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9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31cm" style:use-optimal-row-height="false"/>
    </style:style>
    <style:style style:name="ro7" style:family="table-row">
      <style:table-row-properties style:row-height="1.137cm" style:use-optimal-row-height="false"/>
    </style:style>
    <style:style style:name="ro8" style:family="table-row">
      <style:table-row-properties style:row-height="0.998cm" style:use-optimal-row-height="false"/>
    </style:style>
    <style:style style:name="ro9" style:family="table-row">
      <style:table-row-properties style:row-height="1.068cm" style:use-optimal-row-height="false"/>
    </style:style>
    <style:style style:name="ro10" style:family="table-row">
      <style:table-row-properties style:row-height="0.90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/>
    </style:style>
    <style:style style:name="P14" style:family="paragraph">
      <style:paragraph-properties fo:margin-top="0cm" fo:margin-bottom="0.7cm"/>
      <style:text-properties fo:font-size="14pt" style:font-size-asian="14pt" style:font-size-complex="1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14pt"/>
    </style:style>
    <style:style style:name="P22" style:family="paragraph">
      <loext:graphic-properties draw:fill="solid" draw:fill-color="#729fcf"/>
      <style:paragraph-properties fo:text-align="center"/>
      <style:text-properties fo:font-size="14pt"/>
    </style:style>
    <style:style style:name="P23" style:family="paragraph">
      <loext:graphic-properties draw:fill="gradient" draw:fill-gradient-name="Gradient_20_24"/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5" style:family="paragraph">
      <style:text-properties style:font-name="Nimbus Sans" fo:font-size="16pt" style:font-name-asian="DejaVu Sans Mono1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7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solid" draw:fill-color="#bf819e"/>
      <style:paragraph-properties fo:text-align="center"/>
      <style:text-properties fo:font-size="18pt"/>
    </style:style>
    <style:style style:name="P31" style:family="paragraph">
      <loext:graphic-properties draw:fill="gradient" draw:fill-gradient-name="Gradient_20_19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gradient" draw:fill-gradient-name="Gradient_20_25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7"/>
      <style:paragraph-properties fo:text-align="center"/>
      <style:text-properties fo:font-size="14pt" style:font-size-asian="14pt" style:font-size-complex="14pt"/>
    </style:style>
    <style:style style:name="P3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6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37" style:family="paragraph">
      <loext:graphic-properties draw:fill="solid" draw:fill-color="#2a6099" draw:opacity="50%"/>
      <style:paragraph-properties fo:text-align="center"/>
    </style:style>
    <style:style style:name="P38" style:family="paragraph">
      <style:text-properties fo:font-size="32pt"/>
    </style:style>
    <style:style style:name="P39" style:family="paragraph">
      <loext:graphic-properties draw:fill-color="#ffffff"/>
      <style:paragraph-properties style:writing-mode="lr-tb"/>
      <style:text-properties fo:font-size="32pt"/>
    </style:style>
    <style:style style:name="P40" style:family="paragraph">
      <loext:graphic-properties draw:fill-color="#ffffff"/>
      <style:paragraph-properties style:writing-mode="lr-tb"/>
      <style:text-properties style:font-size-asian="20pt"/>
    </style:style>
    <style:style style:name="P41" style:family="paragraph"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text-properties fo:font-size="15pt"/>
    </style:style>
    <style:style style:name="P46" style:family="paragraph">
      <style:text-properties fo:font-size="14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8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9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972f"/>
      <style:paragraph-properties fo:text-align="center"/>
    </style:style>
    <style:style style:name="P51" style:family="paragraph">
      <loext:graphic-properties draw:fill="none"/>
      <style:paragraph-properties fo:text-align="center" style:writing-mode="lr-tb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fo:font-size="14pt" style:font-size-asian="14pt" style:font-size-complex="14pt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messages as report file, </text:span><text:span text:style-name="T3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Dev ID</text:p>
              </table:table-cell>
              <table:table-cell>
                <text:p text:style-name="P14">Meta data</text:p>
              </table:table-cell>
              <table:table-cell>
                <text:p text:style-name="P14">Status</text:p>
              </table:table-cell>
              <table:table-cell>
                <text:p text:style-name="P14">Action</text:p>
              </table:table-cell>
              <table:table-cell>
                <text:p text:style-name="P14">Total Progress</text:p>
              </table:table-cell>
            </table:table-row>
            <table:table-row table:style-name="ro2" table:default-cell-style-name="ce1">
              <table:table-cell>
                <text:p text:style-name="P14">Dev A</text:p>
              </table:table-cell>
              <table:table-cell>
                <text:p text:style-name="P14">COM5:115200,N,8,1</text:p>
              </table:table-cell>
              <table:table-cell>
                <text:p text:style-name="P14">Profile err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Dev B</text:p>
              </table:table-cell>
              <table:table-cell>
                <text:p text:style-name="P14">COM6:115200,N,8,1</text:p>
              </table:table-cell>
              <table:table-cell>
                <text:p text:style-name="P14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5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7" draw:layer="layout" svg:width="2cm" svg:height="0.5cm" svg:x="14.5cm" svg:y="5.257cm">
          <text:p text:style-name="P16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8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8cm" svg:height="0.5cm" svg:x="17cm" svg:y="5.257cm">
          <text:p text:style-name="P18">0%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8cm" svg:height="0.5cm" svg:x="16.999cm" svg:y="6.757cm">
          <text:p text:style-name="P18">80%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6cm" svg:height="0.5cm" svg:x="16.999cm" svg:y="6.757cm">
          <text:p text:style-name="P18">80%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7" draw:layer="layout" svg:width="2cm" svg:height="0.5cm" svg:x="4cm" svg:y="5.257cm">
          <text:p text:style-name="P16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2cm" svg:height="0.5cm" svg:x="4cm" svg:y="6.757cm">
          <text:p text:style-name="P16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9.5cm" svg:height="1.5cm" svg:x="7.5cm" svg:y="8.645cm">
          <text:p text:style-name="P11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3" draw:layer="layout" svg:width="3.5cm" svg:height="1cm" svg:x="3.5cm" svg:y="14cm">
          <text:p text:style-name="P16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4">Field</text:p>
              </table:table-cell>
              <table:table-cell>
                <text:p text:style-name="P24">Value</text:p>
              </table:table-cell>
            </table:table-row>
            <table:table-row table:style-name="ro5" table:default-cell-style-name="ce2">
              <table:table-cell>
                <text:p text:style-name="P24">Mac Addr.</text:p>
              </table:table-cell>
              <table:table-cell>
                <text:p text:style-name="P24">3C:52:67:12:E3:46</text:p>
              </table:table-cell>
            </table:table-row>
            <table:table-row table:style-name="ro5" table:default-cell-style-name="ce3">
              <table:table-cell>
                <text:p text:style-name="P25">Mac Auto Inc.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3">
              <table:table-cell>
                <text:p text:style-name="P25">Batch Size</text:p>
              </table:table-cell>
              <table:table-cell>
                <text:p text:style-name="P25">100</text:p>
              </table:table-cell>
            </table:table-row>
            <table:table-row table:style-name="ro5">
              <table:table-cell table:style-name="ce2">
                <text:p text:style-name="P24">CMD</text:p>
              </table:table-cell>
              <table:table-cell table:style-name="ce4">
                <text:p text:style-name="P26">0xF933AAC0 </text:p>
              </table:table-cell>
            </table:table-row>
            <table:table-row table:style-name="ro5" table:default-cell-style-name="ce2">
              <table:table-cell>
                <text:p text:style-name="P24">Row Data Bytes</text:p>
              </table:table-cell>
              <table:table-cell>
                <text:p text:style-name="P24">32</text:p>
              </table:table-cell>
            </table:table-row>
            <table:table-row table:style-name="ro5" table:default-cell-style-name="ce2">
              <table:table-cell>
                <text:p text:style-name="P24">Row Data Source</text:p>
              </table:table-cell>
              <table:table-cell>
                <text:p text:style-name="P24">Flash_1212.da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28" draw:layer="layout" svg:width="10.897cm" svg:height="1.17cm" svg:x="3.5cm" svg:y="3.33cm">
          <draw:text-box>
            <text:p text:style-name="P27"><text:span text:style-name="T5">De</text:span><text:span text:style-name="T5">v </text:span><text:span text:style-name="T5">B</text:span><text:span text:style-name="T5">：</text:span><text:span text:style-name="T6">CO</text:span><text:span text:style-name="T6">M6:</text:span><text:span text:style-name="T6">115</text:span><text:span text:style-name="T6">200,</text:span><text:span text:style-name="T6">N,8,</text:span><text:span text:style-name="T6">1</text:span></text:p>
          </draw:text-box>
        </draw:frame>
        <draw:frame draw:style-name="gr11" draw:text-style-name="P30" draw:layer="layout" svg:width="8cm" svg:height="1.17cm" svg:x="9cm" svg:y="1.538cm">
          <draw:text-box>
            <text:p text:style-name="P29">Profile：Dev B</text:p>
          </draw:text-box>
        </draw:frame>
        <draw:custom-shape draw:style-name="gr26" draw:text-style-name="P31" draw:layer="layout" svg:width="2cm" svg:height="0.5cm" svg:x="15.5cm" svg:y="12cm">
          <text:p text:style-name="P16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2.5cm" svg:y="13cm">
          <text:p text:style-name="P11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2" draw:layer="layout" svg:width="3.5cm" svg:height="1cm" svg:x="3.5cm" svg:y="13cm">
          <text:p text:style-name="P16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3.5cm" svg:height="1cm" svg:x="8cm" svg:y="13cm">
          <text:p text:style-name="P16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4">Field</text:p>
              </table:table-cell>
              <table:table-cell>
                <text:p text:style-name="P24">Value</text:p>
              </table:table-cell>
            </table:table-row>
            <table:table-row table:style-name="ro5" table:default-cell-style-name="ce2">
              <table:table-cell>
                <text:p text:style-name="P24">Mac Addr.</text:p>
              </table:table-cell>
              <table:table-cell>
                <text:p text:style-name="P24">3C:52:67:12:E3:46</text:p>
              </table:table-cell>
            </table:table-row>
            <table:table-row table:style-name="ro5" table:default-cell-style-name="ce3">
              <table:table-cell>
                <text:p text:style-name="P25">Mac Auto Inc.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3">
              <table:table-cell>
                <text:p text:style-name="P25">Batch Size</text:p>
              </table:table-cell>
              <table:table-cell>
                <text:p text:style-name="P25">100</text:p>
              </table:table-cell>
            </table:table-row>
            <table:table-row table:style-name="ro5">
              <table:table-cell table:style-name="ce2">
                <text:p text:style-name="P24">CMD</text:p>
              </table:table-cell>
              <table:table-cell table:style-name="ce4">
                <text:p text:style-name="P26">0xF933AAC0 </text:p>
              </table:table-cell>
            </table:table-row>
            <table:table-row table:style-name="ro5" table:default-cell-style-name="ce2">
              <table:table-cell>
                <text:p text:style-name="P24">Row Data Bytes</text:p>
              </table:table-cell>
              <table:table-cell>
                <text:p text:style-name="P24">32</text:p>
              </table:table-cell>
            </table:table-row>
            <table:table-row table:style-name="ro5" table:default-cell-style-name="ce2">
              <table:table-cell>
                <text:p text:style-name="P24">Row Data Source</text:p>
              </table:table-cell>
              <table:table-cell>
                <text:p text:style-name="P24">Flash_1212.dat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28" draw:layer="layout" svg:width="10.897cm" svg:height="1.17cm" svg:x="3.5cm" svg:y="3.33cm">
          <draw:text-box>
            <text:p text:style-name="P27"><text:span text:style-name="T5">De</text:span><text:span text:style-name="T5">v </text:span><text:span text:style-name="T5">B</text:span><text:span text:style-name="T5">：</text:span><text:span text:style-name="T6">CO</text:span><text:span text:style-name="T6">M6:</text:span><text:span text:style-name="T6">115</text:span><text:span text:style-name="T6">200,</text:span><text:span text:style-name="T6">N,8,</text:span><text:span text:style-name="T6">1</text:span></text:p>
          </draw:text-box>
        </draw:frame>
        <draw:frame draw:style-name="gr11" draw:text-style-name="P30" draw:layer="layout" svg:width="8cm" svg:height="1.17cm" svg:x="9cm" svg:y="1.538cm">
          <draw:text-box>
            <text:p text:style-name="P29">Profile：Dev B</text:p>
          </draw:text-box>
        </draw:frame>
        <draw:custom-shape draw:style-name="gr28" draw:text-style-name="P33" draw:layer="layout" svg:width="3.5cm" svg:height="0.5cm" svg:x="15.5cm" svg:y="12cm">
          <text:p text:style-name="P16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55cm" svg:height="7.329cm" svg:x="12.945cm" svg:y="2.708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4">0</text:p>
              </table:table-cell>
              <table:table-cell>
                <text:p text:style-name="P34">1</text:p>
              </table:table-cell>
              <table:table-cell>
                <text:p text:style-name="P34">2</text:p>
              </table:table-cell>
              <table:table-cell>
                <text:p text:style-name="P34">3</text:p>
              </table:table-cell>
              <table:table-cell>
                <text:p text:style-name="P34">4</text:p>
              </table:table-cell>
              <table:table-cell>
                <text:p text:style-name="P34">5</text:p>
              </table:table-cell>
              <table:table-cell>
                <text:p text:style-name="P34">6</text:p>
              </table:table-cell>
              <table:table-cell>
                <text:p text:style-name="P34">7</text:p>
              </table:table-cell>
            </table:table-row>
            <table:table-row table:style-name="ro7" table:default-cell-style-name="ce6">
              <table:table-cell>
                <text:p text:style-name="P35">1</text:p>
              </table:table-cell>
              <table:table-cell>
                <text:p text:style-name="P35">01</text:p>
              </table:table-cell>
              <table:table-cell>
                <text:p text:style-name="P35">CA</text:p>
              </table:table-cell>
              <table:table-cell>
                <text:p text:style-name="P35">EE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</table:table-row>
            <table:table-row table:style-name="ro8" table:default-cell-style-name="ce6">
              <table:table-cell>
                <text:p text:style-name="P35">2</text:p>
              </table:table-cell>
              <table:table-cell>
                <text:p text:style-name="P35">34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66</text:p>
              </table:table-cell>
              <table:table-cell>
                <text:p text:style-name="P35">DE</text:p>
              </table:table-cell>
            </table:table-row>
            <table:table-row table:style-name="ro9" table:default-cell-style-name="ce6">
              <table:table-cell>
                <text:p text:style-name="P35">3</text:p>
              </table:table-cell>
              <table:table-cell>
                <text:p text:style-name="P35">33</text:p>
              </table:table-cell>
              <table:table-cell>
                <text:p text:style-name="P35">23</text:p>
              </table:table-cell>
              <table:table-cell table:style-name="ce7">
                <text:p text:style-name="P36">A2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FC</text:p>
              </table:table-cell>
              <table:table-cell>
                <text:p text:style-name="P35">A1</text:p>
              </table:table-cell>
            </table:table-row>
            <table:table-row table:style-name="ro10" table:default-cell-style-name="ce6">
              <table:table-cell>
                <text:p text:style-name="P35">4</text:p>
              </table:table-cell>
              <table:table-cell>
                <text:p text:style-name="P35">21</text:p>
              </table:table-cell>
              <table:table-cell>
                <text:p text:style-name="P35">0B</text:p>
              </table:table-cell>
              <table:table-cell>
                <text:p text:style-name="P35">7D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95</text:p>
              </table:table-cell>
              <table:table-cell>
                <text:p text:style-name="P35">44</text:p>
              </table:table-cell>
              <table:table-cell>
                <text:p text:style-name="P35">98</text:p>
              </table:table-cell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7" draw:text-style-name="P32" draw:layer="layout" svg:width="3.5cm" svg:height="1cm" svg:x="16cm" svg:y="9cm">
          <text:p text:style-name="P16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3.5cm" svg:height="1cm" svg:x="20.5cm" svg:y="9cm">
          <text:p text:style-name="P16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9.5cm" svg:y="13cm">
          <text:p text:style-name="P11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12180.3699383436 -66159.4405594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7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5cm" svg:height="1cm" svg:x="9cm" svg:y="6.5cm">
          <text:p text:style-name="P11"><text:span text:style-name="T3">修改</text:span></text:p>
          <draw:enhanced-geometry svg:viewBox="0 0 21600 21600" draw:mirror-horizontal="false" draw:mirror-vertical="false" draw:text-areas="800 800 20800 20800" draw:type="round-rectangular-callout" draw:modifiers="74611.1155537785 3970.42957042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3.5cm" svg:height="1cm" svg:x="13cm" svg:y="13cm">
          <text:p text:style-name="P11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21032.3907455013 -68166.233766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2" draw:layer="layout" svg:width="3.5cm" svg:height="1cm" svg:x="3.5cm" svg:y="13cm">
          <text:p text:style-name="P16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3.5cm" svg:height="1cm" svg:x="8cm" svg:y="13cm">
          <text:p text:style-name="P16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9" draw:layer="layout" svg:width="25.199cm" svg:height="9.134cm" svg:x="1.4cm" svg:y="3.685cm" presentation:class="subtitle">
          <draw:text-box>
            <text:p text:style-name="P38">文件結束</text:p>
            <text:p text:style-name="P38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42" draw:layer="layout" svg:width="5cm" svg:height="1cm" svg:x="7.5cm" svg:y="3.1cm">
          <text:p text:style-name="P41">Profile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1.673cm" svg:x="3cm" svg:y="3.038cm">
          <draw:text-box>
            <text:p text:style-name="P43">Devices Discovery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 text:style-name="P43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5"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5"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5"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4" draw:layer="layout" svg:width="3.5cm" svg:height="0.962cm" svg:x="3cm" svg:y="4.538cm">
          <draw:text-box>
            <text:p text:style-name="P43">Progress :</text:p>
          </draw:text-box>
        </draw:frame>
        <draw:frame draw:style-name="gr3" draw:text-style-name="P44" draw:layer="layout" svg:width="4cm" svg:height="0.962cm" svg:x="3cm" svg:y="8.977cm">
          <draw:text-box>
            <text:p text:style-name="P43">Result</text:p>
          </draw:text-box>
        </draw:frame>
        <draw:custom-shape draw:style-name="gr34" draw:text-style-name="P41" draw:layer="layout" svg:width="5cm" svg:height="1cm" svg:x="7.5cm" svg:y="8.977cm">
          <text:p text:style-name="P41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5cm" svg:height="1cm" svg:x="14.31cm" svg:y="9cm">
          <text:p text:style-name="P41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6"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35" draw:text-style-name="P48" draw:layer="layout" svg:width="8cm" svg:height="1cm" svg:x="4.5cm" svg:y="7.977cm">
          <text:p text:style-name="P47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8" draw:layer="layout" svg:width="12cm" svg:height="1cm" svg:x="13cm" svg:y="1cm">
          <text:p text:style-name="P47"><text:span text:style-name="T3">Virtual device </text:span><text:span text:style-name="T3">的附</text:span><text:span text:style-name="T3">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9" draw:layer="layout" svg:width="5cm" svg:height="1cm" svg:x="7.5cm" svg:y="13.5cm">
          <text:p text:style-name="P41">Save</text:p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12cm" svg:height="1cm" svg:x="13.5cm" svg:y="13.5cm">
          <text:p text:style-name="P47"><text:span text:style-name="T3">Save log messages </text:span><text:span text:style-name="T3">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0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1" draw:layer="layout" svg:width="15.046cm" svg:height="1cm" svg:x="7.454cm" svg:y="5cm">
          <text:p text:style-name="P41">66/100</text:p>
          <draw:enhanced-geometry svg:viewBox="0 0 21600 21600" draw:type="rectangle" draw:enhanced-path="M 0 0 L 21600 0 21600 21600 0 21600 0 0 Z N"/>
        </draw:custom-shape>
        <draw:frame draw:style-name="gr40" draw:text-style-name="P44" draw:layer="layout" svg:width="3.5cm" svg:height="1.173cm" svg:x="3cm" svg:y="5.5cm">
          <draw:text-box>
            <text:p text:style-name="P43">Total</text:p>
          </draw:text-box>
        </draw:frame>
        <draw:custom-shape draw:style-name="gr10" draw:text-style-name="P53" draw:layer="layout" svg:width="13.5cm" svg:height="1cm" svg:x="1cm" svg:y="0cm">
          <text:p text:style-name="P52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42" draw:layer="layout" svg:width="5cm" svg:height="1cm" svg:x="7.5cm" svg:y="3.1cm">
          <text:p text:style-name="P41">Profile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 text:style-name="P43">Device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 text:style-name="P43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5"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5"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5"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4" draw:layer="layout" svg:width="3.5cm" svg:height="0.962cm" svg:x="3cm" svg:y="4.538cm">
          <draw:text-box>
            <text:p text:style-name="P43">Progress :</text:p>
          </draw:text-box>
        </draw:frame>
        <draw:frame draw:style-name="gr3" draw:text-style-name="P44" draw:layer="layout" svg:width="4cm" svg:height="0.962cm" svg:x="3cm" svg:y="8.977cm">
          <draw:text-box>
            <text:p text:style-name="P43">Result</text:p>
          </draw:text-box>
        </draw:frame>
        <draw:custom-shape draw:style-name="gr34" draw:text-style-name="P41" draw:layer="layout" svg:width="5cm" svg:height="1cm" svg:x="7.5cm" svg:y="8.977cm">
          <text:p text:style-name="P41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5cm" svg:height="1cm" svg:x="14.31cm" svg:y="9cm">
          <text:p text:style-name="P41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6"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35" draw:text-style-name="P48" draw:layer="layout" svg:width="8cm" svg:height="1cm" svg:x="4.5cm" svg:y="7.977cm">
          <text:p text:style-name="P47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8" draw:layer="layout" svg:width="12cm" svg:height="1cm" svg:x="13cm" svg:y="1cm">
          <text:p text:style-name="P47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9" draw:layer="layout" svg:width="5cm" svg:height="1cm" svg:x="7.5cm" svg:y="13.5cm">
          <text:p text:style-name="P41">Save</text:p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12cm" svg:height="1cm" svg:x="13.5cm" svg:y="13.5cm">
          <text:p text:style-name="P47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0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1" draw:layer="layout" svg:width="15.046cm" svg:height="1cm" svg:x="7.454cm" svg:y="5cm">
          <text:p text:style-name="P41">66/100</text:p>
          <draw:enhanced-geometry svg:viewBox="0 0 21600 21600" draw:type="rectangle" draw:enhanced-path="M 0 0 L 21600 0 21600 21600 0 21600 0 0 Z N"/>
        </draw:custom-shape>
        <draw:frame draw:style-name="gr40" draw:text-style-name="P44" draw:layer="layout" svg:width="3.5cm" svg:height="1.173cm" svg:x="3cm" svg:y="5.5cm">
          <draw:text-box>
            <text:p text:style-name="P43">Total</text:p>
          </draw:text-box>
        </draw:frame>
        <draw:custom-shape draw:style-name="gr10" draw:text-style-name="P53" draw:layer="layout" svg:width="13.5cm" svg:height="1cm" svg:x="1cm" svg:y="0cm">
          <text:p text:style-name="P52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0" draw:display-name="Gradient 20" draw:style="linear" draw:start-color="#ff4000" draw:end-color="#b3cac7" draw:start-intensity="100%" draw:end-intensity="100%" draw:angle="30deg" draw:border="0%"/>
    <draw:gradient draw:name="Gradient_20_21" draw:display-name="Gradient 21" draw:style="linear" draw:start-color="#ff4000" draw:end-color="#ffff00" draw:start-intensity="100%" draw:end-intensity="100%" draw:angle="30deg" draw:border="0%"/>
    <draw:gradient draw:name="Gradient_20_22" draw:display-name="Gradient 22" draw:style="linear" draw:start-color="#ff4000" draw:end-color="#ff8000" draw:start-intensity="100%" draw:end-intensity="100%" draw:angle="30deg" draw:border="0%"/>
    <draw:gradient draw:name="Gradient_20_23" draw:display-name="Gradient 23" draw:style="linear" draw:start-color="#c9211e" draw:end-color="#ff8000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ff0000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7:43:14.194904274</dc:date>
    <meta:editing-duration>PT5H23M13S</meta:editing-duration>
    <meta:editing-cycles>61</meta:editing-cycles>
    <meta:generator>LibreOffice/7.4.7.2$Linux_X86_64 LibreOffice_project/40$Build-2</meta:generator>
    <meta:document-statistic meta:object-count="147"/>
  </office:meta>
</office:document-meta>
</file>